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146.1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77.95pt"/>
    </style:style>
    <style:style style:name="co9" style:family="table-column">
      <style:table-column-properties fo:break-before="auto" style:column-width="143.8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42.6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X_MESH" table:style-name="ta1">
        <table:shapes>
          <draw:frame draw:z-index="0" draw:style-name="gr1" draw:text-style-name="P1" svg:width="453.51pt" svg:height="255.09pt" svg:x="5.61pt" svg:y="99.95pt">
            <draw:object draw:notify-on-update-of-ranges="CONVEX_MESH.A2:CONVEX_MESH.A2 CONVEX_MESH.B2:CONVEX_MESH.D2 CONVEX_MESH.A3:CONVEX_MESH.A3 CONVEX_MESH.B3:CONVEX_MESH.D3 CONVEX_MESH.A4:CONVEX_MESH.A4 CONVEX_MESH.B4:CONVEX_MESH.D4 CONVEX_MESH.A5:CONVEX_MESH.A5 CONVEX_MESH.B5:CONVEX_MESH.D5 CONVEX_MESH.A6:CONVEX_MESH.A6 CONVEX_MESH.B6:CONVEX_MESH.D6 CONVEX_MESH.A7:CONVEX_MESH.A7 CONVEX_MESH.B7:CONVEX_MESH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8.73pt" svg:y="98.45pt">
            <draw:object draw:notify-on-update-of-ranges="CONVEX_MESH.G2:CONVEX_MESH.G2 CONVEX_MESH.H2:CONVEX_MESH.J2 CONVEX_MESH.G3:CONVEX_MESH.G3 CONVEX_MESH.H3:CONVEX_MESH.J3 CONVEX_MESH.G4:CONVEX_MESH.G4 CONVEX_MESH.H4:CONVEX_MESH.J4 CONVEX_MESH.G5:CONVEX_MESH.G5 CONVEX_MESH.H5:CONVEX_MESH.J5 CONVEX_MESH.G6:CONVEX_MESH.G6 CONVEX_MESH.H6:CONVEX_MESH.J6 CONVEX_MESH.G7:CONVEX_MESH.G7 CONVEX_MESH.H7:CONVEX_MESH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87.68pt" svg:y="95.44pt">
            <draw:object draw:notify-on-update-of-ranges="CONVEX_MESH.M2:CONVEX_MESH.M2 CONVEX_MESH.N2:CONVEX_MESH.P2 CONVEX_MESH.M3:CONVEX_MESH.M3 CONVEX_MESH.N3:CONVEX_MESH.P3 CONVEX_MESH.M4:CONVEX_MESH.M4 CONVEX_MESH.N4:CONVEX_MESH.P4 CONVEX_MESH.M5:CONVEX_MESH.M5 CONVEX_MESH.N5:CONVEX_MESH.P5 CONVEX_MESH.M6:CONVEX_MESH.M6 CONVEX_MESH.N6:CONVEX_MESH.P6 CONVEX_MESH.M7:CONVEX_MESH.M7 CONVEX_MESH.N7:CONVEX_MESH.P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E36]" office:value-type="float" office:value="15170.261549" calcext:value-type="float">
            <text:p>15,170</text:p>
          </table:table-cell>
          <table:table-cell table:style-name="ce3" table:formula="of:=[.E52]" office:value-type="float" office:value="14833.09047" calcext:value-type="float">
            <text:p>14,83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E37]" office:value-type="float" office:value="741.58319" calcext:value-type="float">
            <text:p>742</text:p>
          </table:table-cell>
          <table:table-cell table:style-name="ce3" table:formula="of:=[.E53]" office:value-type="float" office:value="744.422365" calcext:value-type="float">
            <text:p>74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E37]" office:value-type="float" office:value="741.58319" calcext:value-type="float">
            <text:p>742</text:p>
          </table:table-cell>
          <table:table-cell table:style-name="ce3" table:formula="of:=[.E53]" office:value-type="float" office:value="744.422365" calcext:value-type="float">
            <text:p>744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E38]" office:value-type="float" office:value="18141.1006" calcext:value-type="float">
            <text:p>18,141</text:p>
          </table:table-cell>
          <table:table-cell table:style-name="ce3" table:formula="of:=[.E54]" office:value-type="float" office:value="18197.713481" calcext:value-type="float">
            <text:p>18,198</text:p>
          </table:table-cell>
          <table:table-cell table:style-name="ce3" table:formula="of:=[.E68]" office:value-type="float" office:value="33339.421112" calcext:value-type="float">
            <text:p>33,339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E39]" office:value-type="float" office:value="8347.8161" calcext:value-type="float">
            <text:p>8,348</text:p>
          </table:table-cell>
          <table:table-cell table:style-name="ce3" table:formula="of:=[.E55]" office:value-type="float" office:value="8336.201077" calcext:value-type="float">
            <text:p>8,336</text:p>
          </table:table-cell>
          <table:table-cell table:style-name="ce3" table:formula="of:=[.E69]" office:value-type="float" office:value="1276.25895" calcext:value-type="float">
            <text:p>1,276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E40]" office:value-type="float" office:value="8295.632368" calcext:value-type="float">
            <text:p>8,296</text:p>
          </table:table-cell>
          <table:table-cell table:style-name="ce3" table:formula="of:=[.E56]" office:value-type="float" office:value="8341.967623" calcext:value-type="float">
            <text:p>8,342</text:p>
          </table:table-cell>
          <table:table-cell table:style-name="ce3" table:formula="of:=[.E70]" office:value-type="float" office:value="1241.837152" calcext:value-type="float">
            <text:p>1,242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E41]" office:value-type="float" office:value="25028.217238" calcext:value-type="float">
            <text:p>25,028</text:p>
          </table:table-cell>
          <table:table-cell table:style-name="ce3" table:formula="of:=[.E57]" office:value-type="float" office:value="25297.421366" calcext:value-type="float">
            <text:p>25,297</text:p>
          </table:table-cell>
          <table:table-cell table:style-name="ce3" table:formula="of:=[.E71]" office:value-type="float" office:value="31720.197609" calcext:value-type="float">
            <text:p>31,72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E42]" office:value-type="float" office:value="8812.003687" calcext:value-type="float">
            <text:p>8,812</text:p>
          </table:table-cell>
          <table:table-cell table:style-name="ce3" table:formula="of:=[.E58]" office:value-type="float" office:value="8863.699413" calcext:value-type="float">
            <text:p>8,864</text:p>
          </table:table-cell>
          <table:table-cell table:style-name="ce3" table:formula="of:=[.E72]" office:value-type="float" office:value="1287.27543" calcext:value-type="float">
            <text:p>1,287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E43]" office:value-type="float" office:value="8796.005973" calcext:value-type="float">
            <text:p>8,796</text:p>
          </table:table-cell>
          <table:table-cell table:style-name="ce3" table:formula="of:=[.E59]" office:value-type="float" office:value="8860.058737" calcext:value-type="float">
            <text:p>8,860</text:p>
          </table:table-cell>
          <table:table-cell table:style-name="ce3" table:formula="of:=[.E73]" office:value-type="float" office:value="1269.48211" calcext:value-type="float">
            <text:p>1,269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E44]" office:value-type="float" office:value="26314.745415" calcext:value-type="float">
            <text:p>26,315</text:p>
          </table:table-cell>
          <table:table-cell table:style-name="ce3" table:formula="of:=[.E60]" office:value-type="float" office:value="21648.868555" calcext:value-type="float">
            <text:p>21,649</text:p>
          </table:table-cell>
          <table:table-cell table:style-name="ce3" table:formula="of:=[.E74]" office:value-type="float" office:value="22104.896798" calcext:value-type="float">
            <text:p>22,10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E45]" office:value-type="float" office:value="12513.850981" calcext:value-type="float">
            <text:p>12,514</text:p>
          </table:table-cell>
          <table:table-cell table:style-name="ce3" table:formula="of:=[.E61]" office:value-type="float" office:value="10333.630828" calcext:value-type="float">
            <text:p>10,334</text:p>
          </table:table-cell>
          <table:table-cell table:style-name="ce3" table:formula="of:=[.E75]" office:value-type="float" office:value="952.706676" calcext:value-type="float">
            <text:p>953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E46]" office:value-type="float" office:value="12505.344925" calcext:value-type="float">
            <text:p>12,505</text:p>
          </table:table-cell>
          <table:table-cell table:style-name="ce3" table:formula="of:=[.E62]" office:value-type="float" office:value="10381.634158" calcext:value-type="float">
            <text:p>10,382</text:p>
          </table:table-cell>
          <table:table-cell table:style-name="ce3" table:formula="of:=[.E76]" office:value-type="float" office:value="940.169972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E47]" office:value-type="float" office:value="5892.000079" calcext:value-type="float">
            <text:p>5,892</text:p>
          </table:table-cell>
          <table:table-cell table:style-name="ce3" table:formula="of:=[.E63]" office:value-type="float" office:value="5950.280833" calcext:value-type="float">
            <text:p>5,950</text:p>
          </table:table-cell>
          <table:table-cell table:style-name="ce3" table:formula="of:=[.E77]" office:value-type="float" office:value="2368.065326" calcext:value-type="float">
            <text:p>2,368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E48]" office:value-type="float" office:value="5876.913024" calcext:value-type="float">
            <text:p>5,877</text:p>
          </table:table-cell>
          <table:table-cell table:style-name="ce3" table:formula="of:=[.E64]" office:value-type="float" office:value="5875.825157" calcext:value-type="float">
            <text:p>5,876</text:p>
          </table:table-cell>
          <table:table-cell table:style-name="ce3" table:formula="of:=[.E78]" office:value-type="float" office:value="2247.45381" calcext:value-type="float">
            <text:p>2,247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E49]" office:value-type="float" office:value="5896.210524" calcext:value-type="float">
            <text:p>5,896</text:p>
          </table:table-cell>
          <table:table-cell table:style-name="ce3" table:formula="of:=[.E65]" office:value-type="float" office:value="5805.619065" calcext:value-type="float">
            <text:p>5,806</text:p>
          </table:table-cell>
          <table:table-cell table:style-name="ce3" table:formula="of:=[.E79]" office:value-type="float" office:value="2203.63775" calcext:value-type="float">
            <text:p>2,204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587153988.398423612]</text:p>
          </table:table-cell>
          <table:table-cell office:value-type="string" calcext:value-type="string">
            <text:p><text:s/>MoveIt FCL (FIRST)</text:p>
          </table:table-cell>
          <table:table-cell table:number-columns-repeated="2"/>
          <table:table-cell office:value-type="float" office:value="15170.261549" calcext:value-type="float">
            <text:p>15170.26154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55.821900271]</text:p>
          </table:table-cell>
          <table:table-cell office:value-type="string" calcext:value-type="string">
            <text:p><text:s/>MoveIt FCL (ALL)</text:p>
          </table:table-cell>
          <table:table-cell table:number-columns-repeated="2"/>
          <table:table-cell office:value-type="float" office:value="741.58319" calcext:value-type="float">
            <text:p>741.58319</text:p>
          </table:table-cell>
          <table:table-cell office:value-type="float" office:value="50000" calcext:value-type="float">
            <text:p>50000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58.578184902]</text:p>
          </table:table-cell>
          <table:table-cell office:value-type="string" calcext:value-type="string">
            <text:p><text:s/>BulletDiscreteBVHManager(FIRST)</text:p>
          </table:table-cell>
          <table:table-cell table:number-columns-repeated="2"/>
          <table:table-cell office:value-type="float" office:value="18141.1006" calcext:value-type="float">
            <text:p>18141.100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64.567862186]</text:p>
          </table:table-cell>
          <table:table-cell office:value-type="string" calcext:value-type="string">
            <text:p><text:s/>BulletDiscreteBVHManager(CLOSEST)</text:p>
          </table:table-cell>
          <table:table-cell table:number-columns-repeated="2"/>
          <table:table-cell office:value-type="float" office:value="8347.8161" calcext:value-type="float">
            <text:p>8347.8161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70.595214076]</text:p>
          </table:table-cell>
          <table:table-cell office:value-type="string" calcext:value-type="string">
            <text:p><text:s/>BulletDiscreteBVHManager(ALL)</text:p>
          </table:table-cell>
          <table:table-cell table:number-columns-repeated="2"/>
          <table:table-cell office:value-type="float" office:value="8295.632368" calcext:value-type="float">
            <text:p>8295.632368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72.593043547]</text:p>
          </table:table-cell>
          <table:table-cell office:value-type="string" calcext:value-type="string">
            <text:p><text:s/>BulletDiscreteSimpleManager(FIRST)</text:p>
          </table:table-cell>
          <table:table-cell table:number-columns-repeated="2"/>
          <table:table-cell office:value-type="float" office:value="25028.217238" calcext:value-type="float">
            <text:p>25028.2172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78.267205470]</text:p>
          </table:table-cell>
          <table:table-cell office:value-type="string" calcext:value-type="string">
            <text:p><text:s/>BulletDiscreteSimpleManager(CLOSEST)</text:p>
          </table:table-cell>
          <table:table-cell table:number-columns-repeated="2"/>
          <table:table-cell office:value-type="float" office:value="8812.003687" calcext:value-type="float">
            <text:p>8812.003687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83.951686290]</text:p>
          </table:table-cell>
          <table:table-cell office:value-type="string" calcext:value-type="string">
            <text:p><text:s/>BulletDiscreteSimpleManager(ALL)</text:p>
          </table:table-cell>
          <table:table-cell table:number-columns-repeated="2"/>
          <table:table-cell office:value-type="float" office:value="8796.005973" calcext:value-type="float">
            <text:p>8796.005973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85.851845309]</text:p>
          </table:table-cell>
          <table:table-cell office:value-type="string" calcext:value-type="string">
            <text:p><text:s/>FCLDiscreteBVHManager(FIRST)</text:p>
          </table:table-cell>
          <table:table-cell table:number-columns-repeated="2"/>
          <table:table-cell office:value-type="float" office:value="26314.745415" calcext:value-type="float">
            <text:p>26314.74541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89.847502274]</text:p>
          </table:table-cell>
          <table:table-cell office:value-type="string" calcext:value-type="string">
            <text:p><text:s/>FCLDiscreteBVHManager(CLOSEST)</text:p>
          </table:table-cell>
          <table:table-cell table:number-columns-repeated="2"/>
          <table:table-cell office:value-type="float" office:value="12513.850981" calcext:value-type="float">
            <text:p>12513.850981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093.845879029]</text:p>
          </table:table-cell>
          <table:table-cell office:value-type="string" calcext:value-type="string">
            <text:p><text:s/>FCLDiscreteBVHManager(ALL)</text:p>
          </table:table-cell>
          <table:table-cell table:number-columns-repeated="2"/>
          <table:table-cell office:value-type="float" office:value="12505.344925" calcext:value-type="float">
            <text:p>12505.34492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02.332048525]</text:p>
          </table:table-cell>
          <table:table-cell office:value-type="string" calcext:value-type="string">
            <text:p><text:s/>PhysxDiscreteManager(FIRST)</text:p>
          </table:table-cell>
          <table:table-cell table:number-columns-repeated="2"/>
          <table:table-cell office:value-type="float" office:value="5892.000079" calcext:value-type="float">
            <text:p>5892.00007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10.840001651]</text:p>
          </table:table-cell>
          <table:table-cell office:value-type="string" calcext:value-type="string">
            <text:p><text:s/>PhysxDiscreteManager(CLOSEST)</text:p>
          </table:table-cell>
          <table:table-cell table:number-columns-repeated="2"/>
          <table:table-cell office:value-type="float" office:value="5876.913024" calcext:value-type="float">
            <text:p>5876.913024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19.320104827]</text:p>
          </table:table-cell>
          <table:table-cell office:value-type="string" calcext:value-type="string">
            <text:p><text:s/>PhysxDiscreteManager(ALL)</text:p>
          </table:table-cell>
          <table:table-cell table:number-columns-repeated="2"/>
          <table:table-cell office:value-type="float" office:value="5896.210524" calcext:value-type="float">
            <text:p>5896.210524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19.320159038]</text:p>
          </table:table-cell>
          <table:table-cell office:value-type="string" calcext:value-type="string">
            <text:p><text:s/>Starting benchmark</text:p>
          </table:table-cell>
          <table:table-cell table:number-columns-repeated="2"/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19.320184797]</text:p>
          </table:table-cell>
          <table:table-cell office:value-type="string" calcext:value-type="string">
            <text:p><text:s/>Description</text:p>
          </table:table-cell>
          <table:table-cell table:number-columns-repeated="2"/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22.691147342]</text:p>
          </table:table-cell>
          <table:table-cell office:value-type="string" calcext:value-type="string">
            <text:p><text:s/>MoveIt FCL (FIRST)</text:p>
          </table:table-cell>
          <table:table-cell table:number-columns-repeated="2"/>
          <table:table-cell office:value-type="float" office:value="14833.09047" calcext:value-type="float">
            <text:p>14833.0904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89.857465841]</text:p>
          </table:table-cell>
          <table:table-cell office:value-type="string" calcext:value-type="string">
            <text:p><text:s/>MoveIt FCL (ALL)</text:p>
          </table:table-cell>
          <table:table-cell table:number-columns-repeated="2"/>
          <table:table-cell office:value-type="float" office:value="744.422365" calcext:value-type="float">
            <text:p>744.422365</text:p>
          </table:table-cell>
          <table:table-cell office:value-type="float" office:value="50000" calcext:value-type="float">
            <text:p>50000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92.605169441]</text:p>
          </table:table-cell>
          <table:table-cell office:value-type="string" calcext:value-type="string">
            <text:p><text:s/>BulletDiscreteBVHManager(FIRST)</text:p>
          </table:table-cell>
          <table:table-cell table:number-columns-repeated="2"/>
          <table:table-cell office:value-type="float" office:value="18197.713481" calcext:value-type="float">
            <text:p>18197.71348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198.603190624]</text:p>
          </table:table-cell>
          <table:table-cell office:value-type="string" calcext:value-type="string">
            <text:p><text:s/>BulletDiscreteBVHManager(CLOSEST)</text:p>
          </table:table-cell>
          <table:table-cell table:number-columns-repeated="2"/>
          <table:table-cell office:value-type="float" office:value="8336.201077" calcext:value-type="float">
            <text:p>8336.201077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04.597065342]</text:p>
          </table:table-cell>
          <table:table-cell office:value-type="string" calcext:value-type="string">
            <text:p><text:s/>BulletDiscreteBVHManager(ALL)</text:p>
          </table:table-cell>
          <table:table-cell table:number-columns-repeated="2"/>
          <table:table-cell office:value-type="float" office:value="8341.967623" calcext:value-type="float">
            <text:p>8341.967623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06.573633072]</text:p>
          </table:table-cell>
          <table:table-cell office:value-type="string" calcext:value-type="string">
            <text:p><text:s/>BulletDiscreteSimpleManager(FIRST)</text:p>
          </table:table-cell>
          <table:table-cell table:number-columns-repeated="2"/>
          <table:table-cell office:value-type="float" office:value="25297.421366" calcext:value-type="float">
            <text:p>25297.42136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12.214701875]</text:p>
          </table:table-cell>
          <table:table-cell office:value-type="string" calcext:value-type="string">
            <text:p><text:s/>BulletDiscreteSimpleManager(CLOSEST)</text:p>
          </table:table-cell>
          <table:table-cell table:number-columns-repeated="2"/>
          <table:table-cell office:value-type="float" office:value="8863.699413" calcext:value-type="float">
            <text:p>8863.69941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17.858087585]</text:p>
          </table:table-cell>
          <table:table-cell office:value-type="string" calcext:value-type="string">
            <text:p><text:s/>BulletDiscreteSimpleManager(ALL)</text:p>
          </table:table-cell>
          <table:table-cell table:number-columns-repeated="2"/>
          <table:table-cell office:value-type="float" office:value="8860.058737" calcext:value-type="float">
            <text:p>8860.058737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20.167757523]</text:p>
          </table:table-cell>
          <table:table-cell office:value-type="string" calcext:value-type="string">
            <text:p><text:s/>FCLDiscreteBVHManager(FIRST)</text:p>
          </table:table-cell>
          <table:table-cell table:number-columns-repeated="2"/>
          <table:table-cell office:value-type="float" office:value="21648.868555" calcext:value-type="float">
            <text:p>21648.86855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25.006411382]</text:p>
          </table:table-cell>
          <table:table-cell office:value-type="string" calcext:value-type="string">
            <text:p><text:s/>FCLDiscreteBVHManager(CLOSEST)</text:p>
          </table:table-cell>
          <table:table-cell table:number-columns-repeated="2"/>
          <table:table-cell office:value-type="float" office:value="10333.630828" calcext:value-type="float">
            <text:p>10333.630828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29.822705710]</text:p>
          </table:table-cell>
          <table:table-cell office:value-type="string" calcext:value-type="string">
            <text:p><text:s/>FCLDiscreteBVHManager(ALL)</text:p>
          </table:table-cell>
          <table:table-cell table:number-columns-repeated="2"/>
          <table:table-cell office:value-type="float" office:value="10381.634158" calcext:value-type="float">
            <text:p>10381.634158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38.225749731]</text:p>
          </table:table-cell>
          <table:table-cell office:value-type="string" calcext:value-type="string">
            <text:p><text:s/>PhysxDiscreteManager(FIRST)</text:p>
          </table:table-cell>
          <table:table-cell table:number-columns-repeated="2"/>
          <table:table-cell office:value-type="float" office:value="5950.280833" calcext:value-type="float">
            <text:p>5950.28083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46.735271579]</text:p>
          </table:table-cell>
          <table:table-cell office:value-type="string" calcext:value-type="string">
            <text:p><text:s/>PhysxDiscreteManager(CLOSEST)</text:p>
          </table:table-cell>
          <table:table-cell table:number-columns-repeated="2"/>
          <table:table-cell office:value-type="float" office:value="5875.825157" calcext:value-type="float">
            <text:p>5875.825157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55.347700713]</text:p>
          </table:table-cell>
          <table:table-cell office:value-type="string" calcext:value-type="string">
            <text:p><text:s/>PhysxDiscreteManager(ALL)</text:p>
          </table:table-cell>
          <table:table-cell table:number-columns-repeated="2"/>
          <table:table-cell office:value-type="float" office:value="5805.619065" calcext:value-type="float">
            <text:p>5805.61906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55.347749705]</text:p>
          </table:table-cell>
          <table:table-cell office:value-type="string" calcext:value-type="string">
            <text:p><text:s/>Starting benchmark</text:p>
          </table:table-cell>
          <table:table-cell table:number-columns-repeated="2"/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55.347780270]</text:p>
          </table:table-cell>
          <table:table-cell office:value-type="string" calcext:value-type="string">
            <text:p><text:s/>Description</text:p>
          </table:table-cell>
          <table:table-cell table:number-columns-repeated="2"/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56.847641928]</text:p>
          </table:table-cell>
          <table:table-cell office:value-type="string" calcext:value-type="string">
            <text:p><text:s/>BulletDiscreteBVHManager(FIRST)</text:p>
          </table:table-cell>
          <table:table-cell table:number-columns-repeated="2"/>
          <table:table-cell office:value-type="float" office:value="33339.421112" calcext:value-type="float">
            <text:p>33339.4211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296.024728415]</text:p>
          </table:table-cell>
          <table:table-cell office:value-type="string" calcext:value-type="string">
            <text:p><text:s/>BulletDiscreteBVHManager(CLOSEST)</text:p>
          </table:table-cell>
          <table:table-cell table:number-columns-repeated="2"/>
          <table:table-cell office:value-type="float" office:value="1276.25895" calcext:value-type="float">
            <text:p>1276.2589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336.287742160]</text:p>
          </table:table-cell>
          <table:table-cell office:value-type="string" calcext:value-type="string">
            <text:p><text:s/>BulletDiscreteBVHManager(ALL)</text:p>
          </table:table-cell>
          <table:table-cell table:number-columns-repeated="2"/>
          <table:table-cell office:value-type="float" office:value="1241.837152" calcext:value-type="float">
            <text:p>1241.837152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337.864111124]</text:p>
          </table:table-cell>
          <table:table-cell office:value-type="string" calcext:value-type="string">
            <text:p><text:s/>BulletDiscreteSimpleManager(FIRST)</text:p>
          </table:table-cell>
          <table:table-cell table:number-columns-repeated="2"/>
          <table:table-cell office:value-type="float" office:value="31720.197609" calcext:value-type="float">
            <text:p>31720.19760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376.705921871]</text:p>
          </table:table-cell>
          <table:table-cell office:value-type="string" calcext:value-type="string">
            <text:p><text:s/>BulletDiscreteSimpleManager(CLOSEST)</text:p>
          </table:table-cell>
          <table:table-cell table:number-columns-repeated="2"/>
          <table:table-cell office:value-type="float" office:value="1287.27543" calcext:value-type="float">
            <text:p>1287.27543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416.092149748]</text:p>
          </table:table-cell>
          <table:table-cell office:value-type="string" calcext:value-type="string">
            <text:p><text:s/>BulletDiscreteSimpleManager(ALL)</text:p>
          </table:table-cell>
          <table:table-cell table:number-columns-repeated="2"/>
          <table:table-cell office:value-type="float" office:value="1269.48211" calcext:value-type="float">
            <text:p>1269.48211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418.354174911]</text:p>
          </table:table-cell>
          <table:table-cell office:value-type="string" calcext:value-type="string">
            <text:p><text:s/>FCLDiscreteBVHManager(FIRST)</text:p>
          </table:table-cell>
          <table:table-cell table:number-columns-repeated="2"/>
          <table:table-cell office:value-type="float" office:value="22104.896798" calcext:value-type="float">
            <text:p>22104.89679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470.836306719]</text:p>
          </table:table-cell>
          <table:table-cell office:value-type="string" calcext:value-type="string">
            <text:p><text:s/>FCLDiscreteBVHManager(CLOSEST)</text:p>
          </table:table-cell>
          <table:table-cell table:number-columns-repeated="2"/>
          <table:table-cell office:value-type="float" office:value="952.706676" calcext:value-type="float">
            <text:p>952.706676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524.018267129]</text:p>
          </table:table-cell>
          <table:table-cell office:value-type="string" calcext:value-type="string">
            <text:p><text:s/>FCLDiscreteBVHManager(ALL)</text:p>
          </table:table-cell>
          <table:table-cell table:number-columns-repeated="2"/>
          <table:table-cell office:value-type="float" office:value="940.169972" calcext:value-type="float">
            <text:p>940.169972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545.132640518]</text:p>
          </table:table-cell>
          <table:table-cell office:value-type="string" calcext:value-type="string">
            <text:p><text:s/>PhysxDiscreteManager(FIRST)</text:p>
          </table:table-cell>
          <table:table-cell table:number-columns-repeated="2"/>
          <table:table-cell office:value-type="float" office:value="2368.065326" calcext:value-type="float">
            <text:p>2368.06532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567.380120372]</text:p>
          </table:table-cell>
          <table:table-cell office:value-type="string" calcext:value-type="string">
            <text:p><text:s/>PhysxDiscreteManager(CLOSEST)</text:p>
          </table:table-cell>
          <table:table-cell table:number-columns-repeated="2"/>
          <table:table-cell office:value-type="float" office:value="2247.45381" calcext:value-type="float">
            <text:p>2247.45381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 INFO] [1587154590.069958616]</text:p>
          </table:table-cell>
          <table:table-cell office:value-type="string" calcext:value-type="string">
            <text:p><text:s/>PhysxDiscreteManager(ALL)</text:p>
          </table:table-cell>
          <table:table-cell table:number-columns-repeated="2"/>
          <table:table-cell office:value-type="float" office:value="2203.63775" calcext:value-type="float">
            <text:p>2203.63775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3:48:07.364033094</meta:creation-date>
    <dc:date>2020-04-17T15:42:51.544476609</dc:date>
    <meta:editing-duration>P1DT5H5M58S</meta:editing-duration>
    <meta:editing-cycles>35</meta:editing-cycles>
    <meta:generator>LibreOffice/6.0.7.3$Linux_X86_64 LibreOffice_project/00m0$Build-3</meta:generator>
    <meta:document-statistic meta:table-count="1" meta:cell-count="2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6cm" chart:style-name="ch2">
          <text:p>Contact Test Type (FIRST)</text:p>
        </chart:title>
        <chart:legend chart:legend-position="end" svg:x="10.615cm" svg:y="3.205cm" style:legend-expansion="high" chart:style-name="ch3"/>
        <chart:plot-area chart:style-name="ch4" table:cell-range-address="CONVEX_MESH.A2:CONVEX_MESH.D7" chart:data-source-has-labels="both" svg:x="0.32cm" svg:y="1.275cm" svg:width="9.975cm" svg:height="7.545cm">
          <chartooo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.B2:CONVEX_MESH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B3:CONVEX_MESH.D3" chart:label-cell-address="CONVEX_MESH.A3:CONVEX_MESH.A3" chart:class="chart:bar">
            <chart:data-point chart:repeated="3"/>
          </chart:series>
          <chart:series chart:style-name="ch9" chart:values-cell-range-address="CONVEX_MESH.B4:CONVEX_MESH.D4" chart:label-cell-address="CONVEX_MESH.A4:CONVEX_MESH.A4" chart:class="chart:bar">
            <chart:data-point chart:repeated="3"/>
          </chart:series>
          <chart:series chart:style-name="ch10" chart:values-cell-range-address="CONVEX_MESH.B5:CONVEX_MESH.D5" chart:label-cell-address="CONVEX_MESH.A5:CONVEX_MESH.A5" chart:class="chart:bar">
            <chart:data-point chart:repeated="3"/>
          </chart:series>
          <chart:series chart:style-name="ch11" chart:values-cell-range-address="CONVEX_MESH.B6:CONVEX_MESH.D6" chart:label-cell-address="CONVEX_MESH.A6:CONVEX_MESH.A6" chart:class="chart:bar">
            <chart:data-point chart:repeated="3"/>
          </chart:series>
          <chart:series chart:style-name="ch12" chart:values-cell-range-address="CONVEX_MESH.B7:CONVEX_MESH.D7" chart:label-cell-address="CONVEX_MESH.A7:CONVEX_MESH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B2:CONVEX_MESH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A3:CONVEX_MESH.A3</svg:desc>
                </draw:g>
              </table:table-cell>
              <table:table-cell office:value-type="float" office:value="15170.261549">
                <text:p>15170.261549</text:p>
                <draw:g>
                  <svg:desc>CONVEX_MESH.B3:CONVEX_MESH.D3</svg:desc>
                </draw:g>
              </table:table-cell>
              <table:table-cell office:value-type="float" office:value="14833.09047">
                <text:p>14833.090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A4:CONVEX_MESH.A4</svg:desc>
                </draw:g>
              </table:table-cell>
              <table:table-cell office:value-type="float" office:value="18141.1006">
                <text:p>18141.1006</text:p>
                <draw:g>
                  <svg:desc>CONVEX_MESH.B4:CONVEX_MESH.D4</svg:desc>
                </draw:g>
              </table:table-cell>
              <table:table-cell office:value-type="float" office:value="18197.713481">
                <text:p>18197.713481</text:p>
              </table:table-cell>
              <table:table-cell office:value-type="float" office:value="33339.421112">
                <text:p>33339.421112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A5:CONVEX_MESH.A5</svg:desc>
                </draw:g>
              </table:table-cell>
              <table:table-cell office:value-type="float" office:value="25028.217238">
                <text:p>25028.217238</text:p>
                <draw:g>
                  <svg:desc>CONVEX_MESH.B5:CONVEX_MESH.D5</svg:desc>
                </draw:g>
              </table:table-cell>
              <table:table-cell office:value-type="float" office:value="25297.421366">
                <text:p>25297.421366</text:p>
              </table:table-cell>
              <table:table-cell office:value-type="float" office:value="31720.197609">
                <text:p>31720.197609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A6:CONVEX_MESH.A6</svg:desc>
                </draw:g>
              </table:table-cell>
              <table:table-cell office:value-type="float" office:value="26314.745415">
                <text:p>26314.745415</text:p>
                <draw:g>
                  <svg:desc>CONVEX_MESH.B6:CONVEX_MESH.D6</svg:desc>
                </draw:g>
              </table:table-cell>
              <table:table-cell office:value-type="float" office:value="21648.868555">
                <text:p>21648.868555</text:p>
              </table:table-cell>
              <table:table-cell office:value-type="float" office:value="22104.896798">
                <text:p>22104.896798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A7:CONVEX_MESH.A7</svg:desc>
                </draw:g>
              </table:table-cell>
              <table:table-cell office:value-type="float" office:value="5892.000079">
                <text:p>5892.000079</text:p>
                <draw:g>
                  <svg:desc>CONVEX_MESH.B7:CONVEX_MESH.D7</svg:desc>
                </draw:g>
              </table:table-cell>
              <table:table-cell office:value-type="float" office:value="5950.280833">
                <text:p>5950.280833</text:p>
              </table:table-cell>
              <table:table-cell office:value-type="float" office:value="2368.065326">
                <text:p>2368.065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.G2:CONVEX_MESH.J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.H2:CONVEX_MESH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H3:CONVEX_MESH.J3" chart:label-cell-address="CONVEX_MESH.G3:CONVEX_MESH.G3" chart:class="chart:bar">
            <chart:data-point chart:repeated="3"/>
          </chart:series>
          <chart:series chart:style-name="ch9" chart:values-cell-range-address="CONVEX_MESH.H4:CONVEX_MESH.J4" chart:label-cell-address="CONVEX_MESH.G4:CONVEX_MESH.G4" chart:class="chart:bar">
            <chart:data-point chart:repeated="3"/>
          </chart:series>
          <chart:series chart:style-name="ch10" chart:values-cell-range-address="CONVEX_MESH.H5:CONVEX_MESH.J5" chart:label-cell-address="CONVEX_MESH.G5:CONVEX_MESH.G5" chart:class="chart:bar">
            <chart:data-point chart:repeated="3"/>
          </chart:series>
          <chart:series chart:style-name="ch11" chart:values-cell-range-address="CONVEX_MESH.H6:CONVEX_MESH.J6" chart:label-cell-address="CONVEX_MESH.G6:CONVEX_MESH.G6" chart:class="chart:bar">
            <chart:data-point chart:repeated="3"/>
          </chart:series>
          <chart:series chart:style-name="ch12" chart:values-cell-range-address="CONVEX_MESH.H7:CONVEX_MESH.J7" chart:label-cell-address="CONVEX_MESH.G7:CONVEX_MESH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H2:CONVEX_MESH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G3:CONVEX_MESH.G3</svg:desc>
                </draw:g>
              </table:table-cell>
              <table:table-cell office:value-type="float" office:value="741.58319">
                <text:p>741.58319</text:p>
                <draw:g>
                  <svg:desc>CONVEX_MESH.H3:CONVEX_MESH.J3</svg:desc>
                </draw:g>
              </table:table-cell>
              <table:table-cell office:value-type="float" office:value="744.422365">
                <text:p>744.4223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G4:CONVEX_MESH.G4</svg:desc>
                </draw:g>
              </table:table-cell>
              <table:table-cell office:value-type="float" office:value="8347.8161">
                <text:p>8347.8161</text:p>
                <draw:g>
                  <svg:desc>CONVEX_MESH.H4:CONVEX_MESH.J4</svg:desc>
                </draw:g>
              </table:table-cell>
              <table:table-cell office:value-type="float" office:value="8336.201077">
                <text:p>8336.201077</text:p>
              </table:table-cell>
              <table:table-cell office:value-type="float" office:value="1276.25895">
                <text:p>1276.2589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G5:CONVEX_MESH.G5</svg:desc>
                </draw:g>
              </table:table-cell>
              <table:table-cell office:value-type="float" office:value="8812.003687">
                <text:p>8812.003687</text:p>
                <draw:g>
                  <svg:desc>CONVEX_MESH.H5:CONVEX_MESH.J5</svg:desc>
                </draw:g>
              </table:table-cell>
              <table:table-cell office:value-type="float" office:value="8863.699413">
                <text:p>8863.699413</text:p>
              </table:table-cell>
              <table:table-cell office:value-type="float" office:value="1287.27543">
                <text:p>1287.27543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G6:CONVEX_MESH.G6</svg:desc>
                </draw:g>
              </table:table-cell>
              <table:table-cell office:value-type="float" office:value="12513.850981">
                <text:p>12513.850981</text:p>
                <draw:g>
                  <svg:desc>CONVEX_MESH.H6:CONVEX_MESH.J6</svg:desc>
                </draw:g>
              </table:table-cell>
              <table:table-cell office:value-type="float" office:value="10333.630828">
                <text:p>10333.630828</text:p>
              </table:table-cell>
              <table:table-cell office:value-type="float" office:value="952.706676">
                <text:p>952.706676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G7:CONVEX_MESH.G7</svg:desc>
                </draw:g>
              </table:table-cell>
              <table:table-cell office:value-type="float" office:value="5876.913024">
                <text:p>5876.913024</text:p>
                <draw:g>
                  <svg:desc>CONVEX_MESH.H7:CONVEX_MESH.J7</svg:desc>
                </draw:g>
              </table:table-cell>
              <table:table-cell office:value-type="float" office:value="5875.825157">
                <text:p>5875.825157</text:p>
              </table:table-cell>
              <table:table-cell office:value-type="float" office:value="2247.45381">
                <text:p>2247.45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.M2:CONVEX_MESH.P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.N2:CONVEX_MESH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N3:CONVEX_MESH.P3" chart:label-cell-address="CONVEX_MESH.M3:CONVEX_MESH.M3" chart:class="chart:bar">
            <chart:data-point chart:repeated="3"/>
          </chart:series>
          <chart:series chart:style-name="ch9" chart:values-cell-range-address="CONVEX_MESH.N4:CONVEX_MESH.P4" chart:label-cell-address="CONVEX_MESH.M4:CONVEX_MESH.M4" chart:class="chart:bar">
            <chart:data-point chart:repeated="3"/>
          </chart:series>
          <chart:series chart:style-name="ch10" chart:values-cell-range-address="CONVEX_MESH.N5:CONVEX_MESH.P5" chart:label-cell-address="CONVEX_MESH.M5:CONVEX_MESH.M5" chart:class="chart:bar">
            <chart:data-point chart:repeated="3"/>
          </chart:series>
          <chart:series chart:style-name="ch11" chart:values-cell-range-address="CONVEX_MESH.N6:CONVEX_MESH.P6" chart:label-cell-address="CONVEX_MESH.M6:CONVEX_MESH.M6" chart:class="chart:bar">
            <chart:data-point chart:repeated="3"/>
          </chart:series>
          <chart:series chart:style-name="ch12" chart:values-cell-range-address="CONVEX_MESH.N7:CONVEX_MESH.P7" chart:label-cell-address="CONVEX_MESH.M7:CONVEX_MESH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N2:CONVEX_MESH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M3:CONVEX_MESH.M3</svg:desc>
                </draw:g>
              </table:table-cell>
              <table:table-cell office:value-type="float" office:value="741.58319">
                <text:p>741.58319</text:p>
                <draw:g>
                  <svg:desc>CONVEX_MESH.N3:CONVEX_MESH.P3</svg:desc>
                </draw:g>
              </table:table-cell>
              <table:table-cell office:value-type="float" office:value="744.422365">
                <text:p>744.4223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M4:CONVEX_MESH.M4</svg:desc>
                </draw:g>
              </table:table-cell>
              <table:table-cell office:value-type="float" office:value="8295.632368">
                <text:p>8295.632368</text:p>
                <draw:g>
                  <svg:desc>CONVEX_MESH.N4:CONVEX_MESH.P4</svg:desc>
                </draw:g>
              </table:table-cell>
              <table:table-cell office:value-type="float" office:value="8341.967623">
                <text:p>8341.967623</text:p>
              </table:table-cell>
              <table:table-cell office:value-type="float" office:value="1241.837152">
                <text:p>1241.837152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M5:CONVEX_MESH.M5</svg:desc>
                </draw:g>
              </table:table-cell>
              <table:table-cell office:value-type="float" office:value="8796.005973">
                <text:p>8796.005973</text:p>
                <draw:g>
                  <svg:desc>CONVEX_MESH.N5:CONVEX_MESH.P5</svg:desc>
                </draw:g>
              </table:table-cell>
              <table:table-cell office:value-type="float" office:value="8860.058737">
                <text:p>8860.058737</text:p>
              </table:table-cell>
              <table:table-cell office:value-type="float" office:value="1269.48211">
                <text:p>1269.48211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M6:CONVEX_MESH.M6</svg:desc>
                </draw:g>
              </table:table-cell>
              <table:table-cell office:value-type="float" office:value="12505.344925">
                <text:p>12505.344925</text:p>
                <draw:g>
                  <svg:desc>CONVEX_MESH.N6:CONVEX_MESH.P6</svg:desc>
                </draw:g>
              </table:table-cell>
              <table:table-cell office:value-type="float" office:value="10381.634158">
                <text:p>10381.634158</text:p>
              </table:table-cell>
              <table:table-cell office:value-type="float" office:value="940.169972">
                <text:p>940.169972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M7:CONVEX_MESH.M7</svg:desc>
                </draw:g>
              </table:table-cell>
              <table:table-cell office:value-type="float" office:value="5896.210524">
                <text:p>5896.210524</text:p>
                <draw:g>
                  <svg:desc>CONVEX_MESH.N7:CONVEX_MESH.P7</svg:desc>
                </draw:g>
              </table:table-cell>
              <table:table-cell office:value-type="float" office:value="5805.619065">
                <text:p>5805.619065</text:p>
              </table:table-cell>
              <table:table-cell office:value-type="float" office:value="2203.63775">
                <text:p>2203.63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